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text:date style:data-style-name="N129"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 + klepnutí</text:span> a/nebo <text:span text:style-name="Keystroke">klepnutí pravým 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také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la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značek intervalu<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použijeme data z obrázku <text:sequence-ref text:reference-format="value" text:ref-name="refFigure0">1</text:sequence-ref><text:s/> i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ýběr datových řad</text:p></draw:text-box></draw:frame></text:p>
      <text:p text:style-name="Text_20_body">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Čluny"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ro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ro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16"><text:soft-page-break/>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těchto způsobů otevřeme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Tip</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 + 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tuj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la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05159832279648" text:continue-list="list10516113160579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text:soft-page-break/>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tion</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Tip</text:p>
        </text:list-item>
      </text:list>
      <text:p text:style-name="Text_20_Note">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Tip</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6</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Obrázek <text:sequence text:ref-name="refFigure27" text:name="Figure" text:formula="ooow:Figure+1" style:num-format="1">28</text:sequence>: Výsledek při obrácení směru na ose Y</text:p></draw:text-box></draw:frame></text:p>
      <text:p text:style-name="Definition_20_Term">Logaritmické měřítko</text:p>
      <text:p text:style-name="Text_20_body_20_indent">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text:soft-page-break/>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05159677189336" text:continue-list="list105161551162900"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text:alphabetical-index-mark text:string-value="umístění os, popisků a značek intervalu" text:key1="grafy" text:key2="osy"/>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Obrázek <text:sequence text:ref-name="refFigure28" text:name="Figure" text:formula="ooow:Figure+1" style:num-format="1">29</text:sequence>: Dialogové okno Osa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konkrétní hodnota či kategorie.</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Obrázek <text:sequence text:ref-name="refFigure29" text:name="Figure" text:formula="ooow:Figure+1" style:num-format="1">30</text:sequence>: Osa Y je nastavena na křížení osy Y v konkrétní hodnotě</text:p></draw:text-box></draw:frame></text:p>
      <text:p text:style-name="Definition_20_Term"><text:soft-page-break/>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Obrázek <text:sequence text:ref-name="refFigure30" text:name="Figure" text:formula="ooow:Figure+1" style:num-format="1">31</text:sequence>: Umístění popisků osy</text:p></draw:text-box></draw:frame></text:p>
      <text:p text:style-name="Definition_20_Term"><text:span text:style-name="Strong_20_Emphasis">Značky intervalu</text:span></text:p>
      <text:list xml:id="list105160278293610" text:continue-list="list105159952205741" text:style-name="List_20_2">
        <text:list-item>
          <text:p text:style-name="List_20_2"><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List_20_2"><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List_20_2"><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h text:style-name="Heading_20_3" text:outline-level="3"><text:bookmark-start text:name="__RefHeading__15952_1318070501"/><text:alphabetical-index-mark text:string-value="čáry a popisky" text:key1="grafy" text:key2="osy"/>Karta Čára<text:bookmark-end text:name="__RefHeading__15952_1318070501"/></text:h>
      <text:p text:style-name="P24">Karta <text:span text:style-name="Emphasis">Čára</text:span> nabízí možnosti pro formátování stylu čáry, barvy, šířky a průhlednosti čáry. Možnosti na této kartě jsou stejné jako na kartě <text:span text:style-name="Emphasis">Čára</text:span> v dialogovém okně Datová řada zobrazeném na obrázku <text:sequence-ref text:reference-format="value" text:ref-name="refFigure21">22</text:sequence-ref><text:s/> na straně <text:sequence-ref text:reference-format="page" text:ref-name="refFigure21">29</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Obrázek <text:sequence text:ref-name="refFigure31" text:name="Figure" text:formula="ooow:Figure+1" style:num-format="1">32</text:sequence>: Dialogové okno Osa – karta Popisek</text:p></draw:text-box></draw:frame></text:p>
      <text:p text:style-name="Definition_20_Term">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05160964478908"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05159638728399" text:continue-list="list105160732355896"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05160339086495" text:continue-list="list105160964478908"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zobrazených na kole odpovídá novému nastavení.</text:p>
      <text:p text:style-name="Definition_20_Term">Stupně</text:p>
      <text:p text:style-name="Text_20_body_20_indent">Zobrazuje úhel orientace textu určený kolečkem ABCD nebo manuálním zadáním stupňů do tohoto pole.</text:p>
      <text:p text:style-name="Definition_20_Term"><text:soft-page-break/>Směr textu</text:p>
      <text:p text:style-name="Text_20_body_20_indent">Určuje směr pro jakýkoliv text, který používá komplexní rozvržení textu (CTL). CTL je k dispozici pouze v případě, že je povolena rozšířená podpora jazyků v nabídce <text:span text:style-name="Strong_20_Emphasis"> Nástroje &gt; Možnosti &gt; Jazyková nastavení &gt; Jazyky</text:span>. V části <text:span text:style-name="Emphasis">Rozšířená podpora jazyků</text:span> zaškrtneme <text:span text:style-name="Strong_20_Emphasis">Ignorovat vstupní jazyk systému</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 je tomu ve výchozím nastavení), jsou čísla formátována přesně tak jako v tabulce. Pokud tuto možnost odznačíme, máme možnost změnit formátování čísel. Více informace o formátování čísel nalezneme v kapitole 2, Zadávání, úpravy a formátování dat v této příručce a v online nápovědě.</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Obrázek <text:sequence text:ref-name="refFigure32" text:name="Figure" text:formula="ooow:Figure+1" style:num-format="1">33</text:sequence>: Karta Čísla v dialogovém okně Osa</text:p></draw:text-box></draw:frame></text:p>
      <text:h text:style-name="Heading_20_3" text:outline-level="3"><text:bookmark-start text:name="__RefHeading__28761_1783230941"/><text:alphabetical-index-mark text:string-value="písmo a efekty písma" text:key1="grafy" text:key2="osy"/>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Text_20_body">Nastavení Asijské typografie pro popisky osy. Tato volba je k dispozici pouze v případě, že je povolena rozšířená podpora jazyků v nabídce <text:span text:style-name="Strong_20_Emphasis">Nástroje &gt; Možnosti &gt; Jazyková nastavení &gt; Jazyky</text:span>. V části <text:span text:style-name="Emphasis">Rozšířená podpora jazyků</text:span> zaškrtneme <text:span text:style-name="Strong_20_Emphasis">Ignorovat vstupní jazyk systému</text:span>. Možnosti na této stránce zahrnují:</text:p>
      <text:p text:style-name="Definition_20_Term">Použít seznam zakázaných znaků na začátek a konec řádky</text:p>
      <text:p text:style-name="Text_20_body_20_indent">Zabraňuje zobrazování znaků ze seznamu na začátku nebo na konci řádku. Znaky jsou přesunuty na předchozí nebo následující řádek. Pokud chceme upravit seznam znaků, přejdeme do <text:span text:style-name="Strong_20_Emphasis">Nástroje &gt; Možnosti &gt; Jazyková nastavení &gt; Asijské rozvržení</text:span>.</text:p>
      <text:p text:style-name="Definition_20_Term"><text:soft-page-break/>Povolit zavěšenou interpunkci</text:p>
      <text:p text:style-name="Text_20_body_20_indent">Zabraňuje čárkám a periodám zalamovat řádek. Místo toho jsou tyto znaky přidány na konec řádku, a to i na okraji stránky.</text:p>
      <text:p text:style-name="Definition_20_Term">Použít rozestup znaků mezi asijským a jiným textem</text:p>
      <text:p text:style-name="Text_20_body_20_indent">Vloží mezeru mezi asijským a neasijským textem.</text:p>
      <text:h text:style-name="Heading_20_2" text:outline-level="2"><text:bookmark-start text:name="__RefHeading__13037_1719362833"/><text:alphabetical-index-mark text:string-value="hierarchické popisky" text:key1="grafy" text:key2="osy"/>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grafu"/>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přidávání a formátování" text:key1="grafy" text:key2="popisky dat"/>Přidávání a formátování popisků dat pro datové řady<text:bookmark-end text:name="__RefHeading___Toc21820_331351213"/></text:h>
      <text:p text:style-name="Text_20_Body_20_List_20_Intro">Přidání nebo formátování datových popisků pro datové řady:</text:p>
      <text:list xml:id="list105160206405770" text:continue-list="list105161411925234"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05161403035700" text:continue-list="list105160339086495"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05160637676098" text:continue-list="list105159638728399" text:style-name="Heading_20_Note">
        <text:list-item>
          <text:p text:style-name="Heading_20_Note">Poznámka</text:p>
        </text:list-item>
      </text:list>
      <text:p text:style-name="Text_20_Note">Pokud není vybrána žádná datová řada, budou popisky přidány ke všem datovým řadám.</text:p>
      <text:list xml:id="list105159902521216" text:continue-list="list105160206405770" text:style-name="Numbering_20_1">
        <text:list-item>
          <text:p text:style-name="Numbering_20_1">Dialogové okno Datové popisky (obrázek <text:sequence-ref text:reference-format="value" text:ref-name="refFigure34">35</text:sequence-ref>) otevřeme jedním z následujících způsobů:</text:p>
        </text:list-item>
      </text:list>
      <text:list xml:id="list105160650543648" text:continue-list="list105161403035700" text:style-name="List_20_2">
        <text:list-item>
          <text:p text:style-name="List_20_2">Na nástrojové liště Formátování přejdeme do <text:span text:style-name="Strong_20_Emphasis">Vložit &gt; Popisky dat</text:span>.</text:p>
        </text:list-item>
        <text:list-item>
          <text:p text:style-name="List_20_2"><text:soft-page-break/>Nejprve klepneme pravým tlačítkem myši na vybranou datovou řadu v grafu a z místní nabídky zvolí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
      <text:list xml:id="list105159626169936" text:continue-list="list105159902521216"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Datové popisky se používá v jiných dialogových oknech a jsou snadno pochopitelné. Výjimkou je karta <text:span text:style-name="Emphasis">Popisky dat</text:span> (obrázek <text:sequence-ref text:reference-format="value" text:ref-name="refFigure34">35</text:sequence-ref>), která obsahuje následující možnosti:</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Obrázek <text:sequence text:ref-name="refFigure34" text:name="Figure" text:formula="ooow:Figure+1" style:num-format="1">35</text:sequence>: Karta Popisky dat v dialogovém okně Popisky dat</text:p></draw:text-box></draw:frame></text:p>
      <text:p text:style-name="Definition_20_Term">Zobrazit hodnotu jako číslo</text:p>
      <text:p text:style-name="Text_20_body_20_indent">Zobrazí číselnou hodnotu datového bodu. Pokud je tato volba vybrána, aktivuje se tlačítko <text:span text:style-name="Strong_20_Emphasis">Formát čísla</text:span>.</text:p>
      <text:p text:style-name="Definition_20_Term">Formát čísla</text:p>
      <text:p text:style-name="Text_20_body_20_indent">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na této stránc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5">36</text:sequence-ref> je pro kánoe v únoru zobrazena hodnota 10 % (číselná hodnota je 9) z celkové únorové hodnoty 94 (součet 9, 31 a 54).</text:p>
      <text:p text:style-name="Definition_20_Term"><text:soft-page-break/>Formát procenta</text:p>
      <text:p text:style-name="Text_20_body_20_indent">Otevře dialogové okno Formát čísla pro procentuální hodnotu. Zrušením výběru volby <text:span text:style-name="Strong_20_Emphasis">Formát zdroje</text:span> aktivujeme možnosti na této stránce.</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Obrázek <text:sequence text:ref-name="refFigure35" text:name="Figure" text:formula="ooow:Figure+1" style:num-format="1">36</text:sequence>: Ukázky možností popisku dat</text:p></draw:text-box></draw:frame></text:p>
      <text:p text:style-name="Definition_20_Term">Zobrazit kategorii</text:p>
      <text:p text:style-name="Text_20_body_20_indent">Vedle každého datového bodu se zobrazí kategorie. Tato volba je aktivní pro všechny popisky dat na obrázku <text:sequence-ref text:reference-format="value" text:ref-name="refFigure35">36</text:sequence-ref>. Všechny popisky s údaji tedy zobrazují měsíc. Text popisků dat vychází z kategorie datových řad a v grafu jej není možné změnit. Lze jej změnit pouze v datech tabulky.</text:p>
      <text:p text:style-name="Definition_20_Term">Zobrazit klíč legendy</text:p>
      <text:p text:style-name="Text_20_body_20_indent">Vedle každého datového bodu zobrazí ikonu legendy odpovídající datové řady. Obrázek <text:sequence-ref text:reference-format="value" text:ref-name="refFigure35">36</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Text_20_body_20_indent">Pomocí této volby určíme, co bude použito k oddělení více textových řetězců v případě, že budou vybrány alespoň dvě výše uvedené možnosti. Na obrázku <text:sequence-ref text:reference-format="value" text:ref-name="refFigure35">36</text:sequence-ref> je pro popisky dat datové řady kanoí nastaven <text:span text:style-name="Strong_20_Emphasis">středník</text:span>, pro popisky dat datové řady motorů <text:span text:style-name="Strong_20_Emphasis">nový řádek</text:span> a pro popisky dat datové řady člunů <text:span text:style-name="Strong_20_Emphasis">čárka</text:span> (s výjimkou popisku červnového bodu, který byl upraven). Další možností je <text:span text:style-name="Strong_20_Emphasis">Mezera</text:span>.</text:p>
      <text:p text:style-name="Definition_20_Term">Umístění</text:p>
      <text:p text:style-name="Text_20_body_20_indent">Určuje umístění popisků dat vzhledem k datovým bodům. Na obrázku <text:sequence-ref text:reference-format="value" text:ref-name="refFigure35">36</text:sequence-ref> jsou popisky dat umístěny <text:span text:style-name="Strong_20_Emphasis">pod</text:span> grafem datové řady kánoe, <text:span text:style-name="Strong_20_Emphasis">nad</text:span> grafem datovém řady čluny a <text:span text:style-name="Strong_20_Emphasis">vpravo</text:span> u grafu datové řady motory. Další dostupné možnosti jsou <text:span text:style-name="Strong_20_Emphasis">Vlevo</text:span> a <text:span text:style-name="Strong_20_Emphasis">Na střed</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textu, pokud je zapnuto Komplexní rozvržení textu (CTL). (CTL je potřeba, pokud tvar nebo pozice znaků závisí na kontextu, například v arabském písmu).</text:p>
      <text:h text:style-name="Heading_20_2" text:outline-level="2"><text:bookmark-start text:name="__RefHeading___Toc21822_331351213"/><text:alphabetical-index-mark text:string-value="pro jednotlivé datové body" text:key1="grafy" text:key2="popisky dat"/>Popisky dat pro jednotlivé datové body<text:bookmark-end text:name="__RefHeading___Toc21822_331351213"/></text:h>
      <text:p text:style-name="P14">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text:soft-page-break/>Přidání jednoho datového popisku<text:bookmark-end text:name="__RefHeading___Toc18953_536864046"/></text:h>
      <text:p text:style-name="P55">Popisek dat pro jeden datový bod vložíme následujícím způsobem:</text:p>
      <text:list xml:id="list105160565273875" text:continue-list="list105159626169936"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Klepneme pravým tlačítkem myši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4">35</text:sequence-ref>): klepneme pravým tlačítkem myši na datový bod a z místní nabídky zvolíme <text:span text:style-name="Strong_20_Emphasis">Formát jednoho popisku dat</text:span>.</text:p>
      <text:p text:style-name="Text_20_body">Možnosti v dialogovém okně Popisek dat jsou popsány výše.</text:p>
      <text:p text:style-name="P22">K dialogovému oknu Popisek dat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text:alphabetical-index-mark text:string-value="odstranění" text:key1="grafy" text:key2="popisky dat"/>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Po dokončení klepnutím na tlačítko <text:span text:style-name="Strong_20_Emphasis">OK</text:span> zavřeme dialogové okno a odstraníme popisky dat. Poté,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Klepneme pravým tlačítkem myši někde v datové řadě a z místní nabídky zvolíme <text:span text:style-name="Strong_20_Emphasis">Smazat popisky dat</text:span>.</text:p>
      <text:p text:style-name="Definition_20_Term">Metoda dva</text:p>
      <text:list xml:id="list105160066196332" text:continue-list="list105160565273875" text:style-name="Numbering_20_1">
        <text:list-item text:start-value="1">
          <text:p text:style-name="P100">Jedním z následujících způsobů otevřeme dialogové okno Popisky dat (obrázek <text:sequence-ref text:reference-format="value" text:ref-name="refFigure34">35</text:sequence-ref>):</text:p>
        </text:list-item>
      </text:list>
      <text:list xml:id="list105161189482925" text:continue-list="list105160650543648"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a klepneme na sousední ikonu <text:span text:style-name="Strong_20_Emphasis">Formát výběru</text:span><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Klepneme pravým tlačítkem myši na datovou řadu a z místní nabídky zvolíme <text:span text:style-name="Strong_20_Emphasis">Formát popisků dat</text:span>.</text:p>
        </text:list-item>
      </text:list>
      <text:list xml:id="list105159882524772" text:continue-list="list105160066196332" text:style-name="Numbering_20_1">
        <text:list-item>
          <text:p text:style-name="Numbering_20_1">Na kartě <text:span text:style-name="Emphasis">Popisky dat</text:span> odznačíme všechny možnosti.</text:p>
        </text:list-item>
      </text:list>
      <text:h text:style-name="Heading_20_3" text:outline-level="3"><text:bookmark-start text:name="__RefHeading___Toc18957_536864046"/>Odebrání popisku dat z jednoho datového bodu<text:bookmark-end text:name="__RefHeading___Toc18957_536864046"/></text:h>
      <text:list xml:id="list105159726704901" text:continue-list="list105159882524772"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text:soft-page-break/>V dialogovém okně Popisek dat zrušíme označení všech možností, abychom odstranili popisky dat a poté klepneme na tlačítko <text:span text:style-name="Strong_20_Emphasis">OK</text:span>.</text:p>
        </text:list-item>
      </text:list>
      <text:h text:style-name="Heading_20_1" text:outline-level="1"><text:bookmark-start text:name="__RefHeading__5920_1557782789"/><text:alphabetical-index-mark text:string-value="mřížka grafu"/>Mřížky<text:bookmark-end text:name="__RefHeading__5920_1557782789"/></text:h>
      <text:p text:style-name="P54">Mřížka odděluje intervaly podél os, aby bylo možné odhadnout hodnoty datových bodů. Hlavní a vedlejší mřížky jsou zobrazeny na obrázku <text:sequence-ref text:reference-format="value" text:ref-name="refFigure36">37</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Obrázek <text:sequence text:ref-name="refFigure36" text:name="Figure" text:formula="ooow:Figure+1" style:num-format="1">37</text:sequence>: Hlavní a vedlejší mřížka pro osy X a Y</text:p></draw:text-box></draw:frame></text:p>
      <text:p text:style-name="Text_20_body">Mřížky jsou k dispozici pro všechny typy grafů s výjimkou grafů výsečových.</text:p>
      <text:h text:style-name="Heading_20_2" text:outline-level="2"><text:bookmark-start text:name="__RefHeading___Toc21832_331351213"/><text:alphabetical-index-mark text:string-value="přidání a odebrání" text:key1="grafy" text:key2="mřížka"/>Přidání/odebrání čar mřížky<text:bookmark-end text:name="__RefHeading___Toc21832_331351213"/></text:h>
      <text:list xml:id="list105160171221613" text:continue-list="list105160292355689"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V hlavní nabídce zvolíme <text:span text:style-name="Strong_20_Emphasis">Vložit &gt; Mřížky</text:span> a otevřeme základní dialogové okno Mřížky (obrázek <text:sequence-ref text:reference-format="value" text:ref-name="refFigure37">38</text:sequence-ref>). Zaškrtneme/zrušíme zaškrtnutí políček podle potřeby. Zaškrtávací pole <text:span text:style-name="Strong_20_Emphasis">Osa Z</text:span> je aktivní pouze pro 3D graf.</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Obrázek <text:sequence text:ref-name="refFigure37" text:name="Figure" text:formula="ooow:Figure+1" style:num-format="1">38</text:sequence>: Základní dialogové okno Mřížky</text:p></draw:text-box></draw:frame></text:p>
      <text:list xml:id="list105161103113089" text:continue-numbering="true" text:style-name="List_20_2">
        <text:list-item>
          <text:p text:style-name="P93">Klepneme na ikonu <text:span text:style-name="Strong_20_Emphasis">Vodorovné mřížky</text:span><draw:frame draw:style-name="fr27" draw:name="Image14" text:anchor-type="as-char" svg:width="0.3335in" svg:height="0.2709in" draw:z-index="137"><draw:image xlink:href="Pictures/10000000000000200000001A74D16A08939C3C70.png" xlink:type="simple" xlink:show="embed" xlink:actuate="onLoad" loext:mime-type="image/png"/></draw:frame><text:s/> nebo na ikonu <text:span text:style-name="Strong_20_Emphasis">Svislé mřížky</text:span><draw:frame draw:style-name="fr27" draw:name="Image66" text:anchor-type="as-char" svg:width="0.302in" svg:height="0.2917in" draw:z-index="138"><draw:image xlink:href="Pictures/100000000000001D0000001C585EEE38A8CFF0D2.png" xlink:type="simple" xlink:show="embed" xlink:actuate="onLoad" loext:mime-type="image/png"/></draw:frame>, které obě najdeme na nástrojové liště Formátování. Jedním klepnutím zapneme hlavní mřížky. Druhým klepnutím zapneme také vedlejší mřížky. Dalším klepnutím mřížky vypneme.</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Na nástrojové liště Formátování nastaví ikona <text:span text:style-name="Strong_20_Emphasis">Vodorovné mřížky</text:span><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 a </text:span>ikona <text:span text:style-name="Strong_20_Emphasis">Svislé mřížky</text:span><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 čáry mřížky pro osu Y a osu X. To může být zavádějící, protože jak osa Y, tak osa X mohou být vodorovné nebo svislé, v závislosti na typu grafu. Pro sloupcový graf tedy klepneme na ikonu <text:span text:style-name="Strong_20_Emphasis">Vodorovné mřížky</text:span> pro ovládání svislé mřížky.</text:p>
      <text:h text:style-name="Heading_20_2" text:outline-level="2"><text:bookmark-start text:name="__RefHeading___Toc21834_331351213"/><text:alphabetical-index-mark text:string-value="formátování" text:key1="grafy" text:key2="mřížka"/>Formátování mřížky<text:bookmark-end text:name="__RefHeading___Toc21834_331351213"/></text:h>
      <text:p text:style-name="Text_20_body">Kromě základního dialogového okna Mřížky zobrazeného na obrázku <text:sequence-ref text:reference-format="value" text:ref-name="refFigure37">38</text:sequence-ref>, existuje další dialog pro formátování mřížky. Otevření dialogového okna formátování mřížky:</text:p>
      <text:list xml:id="list105159640243863" text:continue-list="list105160589239177"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V hlavní nabídce zvolíme <text:span text:style-name="Strong_20_Emphasis">Formát &gt; Mřížka</text:span> a klepnutím na příslušný typ mřížky otevřeme dialogové okno pro formátování mřížky (obrázek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Obrázek <text:sequence text:ref-name="refFigure38" text:name="Figure" text:formula="ooow:Figure+1" style:num-format="1">39</text:sequence>: Dialogové okno Formátování mřížky</text:p></draw:text-box></draw:frame></text:p>
      <text:list xml:id="list105160357124225"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nastavení 3d vzhledu" text:key1="grafy" text:key2="3D"/>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05160723911141" text:continue-list="list105160357124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Zvolíme <text:span text:style-name="Strong_20_Emphasis">Formát &gt; Typ grafu</text:span>.</text:p>
        </text:list-item>
        <text:list-item>
          <text:p text:style-name="List_20_2">Klepneme na ikonu <text:span text:style-name="Strong_20_Emphasis">Typ grafu</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na nástrojové liště Formátování.</text:p>
        </text:list-item>
        <text:list-item>
          <text:p text:style-name="P94">Klepneme pravým tlačítkem myši na graf a z místní nabídky zvolíme <text:span text:style-name="Strong_20_Emphasis">Typ grafu</text:span>.</text:p>
        </text:list-item>
      </text:list>
      <text:list xml:id="list105159801403225" text:continue-list="list105160723911141" text:style-name="Numbering_20_1">
        <text:list-item>
          <text:p text:style-name="Numbering_20_1">V dialogovém okně Typ grafu zvolíme <text:span text:style-name="Strong_20_Emphasis">3D vzhle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átování" text:key1="grafy" text:key2="3D"/>Nastavení 3D zobrazení<text:bookmark-end text:name="__RefHeading___Toc18961_536864046"/></text:h>
      <text:p text:style-name="P23">Chceme-li provést změny v 3D grafu, použijeme dialogové okno 3D pohled (obrázek <text:sequence-ref text:reference-format="value" text:ref-name="refFigure39">40</text:sequence-ref>).</text:p>
      <text:p text:style-name="P23">Pomocí dialogového okna 3D pohled můžeme změnit 3D vzhled, včetně perspektivy, schéma formátování a osvětlení. Mějme na paměti, že graf musí být již nastaven tak, aby měl nastaven 3D vzhled, jak je popsáno výše. Dialogové okno 3D pohled otevřeme takto:</text:p>
      <text:list xml:id="list105161673174918" text:continue-list="list105159801403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Klepneme pravým tlačítkem myši na grafu a z místní nabídky zvolí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utím na ikonu <text:span text:style-name="Strong_20_Emphasis">3D pohled</text:spa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 na nástrojové liště Formátování.</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oto dialogové okno má tři karty, kterou jsou vysvětleny dále.</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Obrázek <text:sequence text:ref-name="refFigure39" text:name="Figure" text:formula="ooow:Figure+1" style:num-format="1">40</text:sequence>: Dialogové okno 3D pohled – karta Perspektiva</text:p></draw:text-box></draw:frame><text:bookmark-end text:name="__RefHeading___Toc615012_690378497"/></text:p>
      <text:h text:style-name="Heading_20_3" text:outline-level="3"><text:bookmark-start text:name="__RefHeading___Toc18963_536864046"/><text:alphabetical-index-mark text:string-value="otočení a perspektiva" text:key1="grafy" text:key2="3D"/>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39">40</text:sequence-ref>) pro otáčení 3D grafu nebo změny perspektivy:</text:p>
      <text:list xml:id="list105161224505512" text:continue-list="list105161037751913" text:style-name="OOoBullets_20_1">
        <text:list-item>
          <text:p text:style-name="P86">Pro čelní pohled na graf nastavíme všechny úhly na 0. Výsečové grafy a prstencové grafy jsou zobrazeny jako kruhy.</text:p>
        </text:list-item>
        <text:list-item>
          <text:p text:style-name="P86">S aktivní volbou <text:span text:style-name="Strong_20_Emphasis">Pravoúhlé osy</text:span> lze graf otáčet pouze ve směru X a Y; to znamená rovnoběžně s hranicemi grafu.</text:p>
        </text:list-item>
        <text:list-item>
          <text:p text:style-name="P86">Hodnota 90 pro otočení X a hodnota 0 pro otočení Y a Z poskytuje pohled z horní části grafu. Když je hodnota X nastavení na -90, získáme pohled od spodní části grafu.</text:p>
        </text:list-item>
        <text:list-item>
          <text:p text:style-name="P86">Rotace se aplikuje v následujícím pořadí: nejprve osa X, poté osa Y a nakonec osa Z.</text:p>
        </text:list-item>
        <text:list-item>
          <text:p text:style-name="P86">Když je povoleno stínování a graf se otáčí, osvětlení se otáčí jako by bylo pevně spojeno s grafem.</text:p>
        </text:list-item>
        <text:list-item>
          <text:p text:style-name="P86">Osy otáčení se vždy vztahují ke stránce, nikoliv k osám grafu. Toto je rozdíl od jiných programů na tvorbu grafů.</text:p>
        </text:list-item>
        <text:list-item>
          <text:p text:style-name="P86">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text:soft-page-break/>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05160307406353" text:continue-list="list105161181734567"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Numbering_20_1">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text:alphabetical-index-mark text:string-value="vzhled" text:key1="grafy" text:key2="3D"/>Vzhled<text:bookmark-end text:name="__RefHeading__23347_284948500"/></text:h>
      <text:p text:style-name="Text_20_body">Kartu <text:span text:style-name="Emphasis">Vzhled</text:span> dialogového okna 3D pohled (obrázek <text:sequence-ref text:reference-format="value" text:ref-name="refFigure40">41</text:sequence-ref>) použijeme pro úpravu některých možností vzhledu dat ve 3D grafu.</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Obrázek <text:sequence text:ref-name="refFigure40" text:name="Figure" text:formula="ooow:Figure+1" style:num-format="1">41</text:sequence>: Dialogové okno 3D pohled – karta Vzhled</text:p></draw:text-box></draw:frame></text:p>
      <text:p text:style-name="Text_20_body">Nejprve vybereme schéma z rozevíracího seznamu Schéma – <text:span text:style-name="Strong_20_Emphasis">Realistické</text:span> (výchozí) nebo <text:span text:style-name="Strong_20_Emphasis">Jednoduché</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Text_20_body">Několik rad:</text:p>
      <text:list xml:id="list105161659844203" text:continue-list="list105161224505512" text:style-name="List_20_1">
        <text:list-item>
          <text:p text:style-name="List_20_1">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87">Výběrem volby <text:span text:style-name="Strong_20_Emphasis">Okraje objektů</text:span> vykreslíme čáry podél okrajů.</text:p>
        </text:list-item>
        <text:list-item>
          <text:p text:style-name="List_20_1">Výběrem volby <text:span text:style-name="Strong_20_Emphasis">Zaoblené hrany</text:span> vyhladíme okraje jednotlivých tvarů.</text:p>
        </text:list-item>
      </text:list>
      <text:h text:style-name="Heading_20_3" text:outline-level="3"><text:bookmark-start text:name="__RefHeading__23349_284948500"/><text:alphabetical-index-mark text:string-value="Osvětlení" text:key1="grafy" text:key2="3D"/>Osvětlení<text:bookmark-end text:name="__RefHeading__23349_284948500"/></text:h>
      <text:p text:style-name="Text_20_body">Kartu <text:span text:style-name="Emphasis">Osvětlení</text:span> (obrázek <text:sequence-ref text:reference-format="value" text:ref-name="refFigure41">42</text:sequence-ref>) dialogového okna 3D pohled používáme k ovládání světelných zdrojů pro 3D pohled.</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Obrázek <text:sequence text:ref-name="refFigure41" text:name="Figure" text:formula="ooow:Figure+1" style:num-format="1">42</text:sequence>: Dialogového okno 3D pohled – karta Osvětlení</text:p></draw:text-box></draw:frame></text:p>
      <text:p text:style-name="Text_20_body">Zde jsou jednotlivé možnosti s doporučeními:</text:p>
      <text:list xml:id="list2892859288" text:style-name="List_20_1">
        <text:list-item>
          <text:p text:style-name="List_20_1">Klepnutím na kterékoliv z osmi tlačítek zapneme nebo vypneme zdroj světla.</text:p>
        </text:list-item>
        <text:list-item>
          <text:p text:style-name="List_20_1">První světelný zdroj promítá odraz světla se zvýrazněním.</text:p>
        </text:list-item>
        <text:list-item>
          <text:p text:style-name="List_20_1">Druhý světelný zdroj je ve výchozím nastavení zapnutý. Je to první ze sedmi normálních, rovnoměrných zdrojů světla.</text:p>
        </text:list-item>
        <text:list-item>
          <text:p text:style-name="List_20_1">U vybraného zdroje světla vybereme barvu z prvního rozevíracího seznamu pod osmi tlačítky zdroje světla. Mějme na paměti, že hodnoty jasu všech světel se sčítají, takže při povolení více světel použijeme tmavé barvy.</text:p>
        </text:list-item>
        <text:list-item>
          <text:p text:style-name="List_20_1">Malý náhled v dialogu ukazuje výsledek přemístění světelného zdroje.</text:p>
        </text:list-item>
        <text:list-item>
          <text:p text:style-name="List_20_1">Každý vybraný světelný zdroj se objeví jako malá barevná koule v určené barvě. Koule je větší, když je zdroj světla aktivně vybrán.</text:p>
        </text:list-item>
        <text:list-item>
          <text:p text:style-name="List_20_1">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List_20_1">Klepnutím na tlačítko v pravém dolním rohu náhledu přepneme model vnitřního osvětlení mezi koulí a kvádrem.</text:p>
        </text:list-item>
        <text:list-item>
          <text:p text:style-name="List_20_1">Použijeme rozevírací seznam <text:span text:style-name="Emphasis">Ambientní osvětlení</text:span> pro definování okolního světla, které svítí s jednotnou intenzitou ze všech směrů.</text:p>
        </text:list-item>
      </text:list>
      <text:p text:style-name="Text_20_body">Více informací o nastavení osvětlení najdeme v příručce <text:span text:style-name="Emphasis">Průvodce programem Draw</text:span>.</text:p>
      <text:h text:style-name="Heading_20_1" text:outline-level="1"><text:bookmark-start text:name="__RefHeading__23329_284948500"/><text:alphabetical-index-mark text:string-value="spojnice trendu grafu"/><text:alphabetical-index-mark text:string-value="přímky střední hodnoty grafu"/><text:alphabetical-index-mark text:string-value="přehled" text:key1="grafy" text:key2="spojnice trendu"/>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05161029845469" text:continue-list="list105159746030111" text:style-name="Heading_20_Note">
        <text:list-item>
          <text:p text:style-name="Heading_20_Note"><text:soft-page-break/>Poznámka</text:p>
        </text:list-item>
      </text:list>
      <text:p text:style-name="P58">Pro typy grafů, které pro osu X používají kategorie (jako sloupcové, pruhové nebo čárové grafy), se jako hodnoty pro výpočet spojnic trendu používají čísla 1, 2, 3. Naproti tomu typy grafů XY (bodový) (které zahrnují i bublinové grafy) zobrazují podél osy X spíše data než kategorie. Významné regresní rovnice tak mohou zobrazovat pouze typy grafů XY.</text:p>
      <text:h text:style-name="Heading_20_2" text:outline-level="2"><text:bookmark-start text:name="__RefHeading___Toc21836_331351213"/><text:alphabetical-index-mark text:string-value="přidávání a úprava" text:key1="grafy" text:key2="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05160323530896" text:continue-list="list105160307406353"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05159814094285" text:continue-list="list105160426607026"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05160962225973" text:continue-list="list105160323530896" text:style-name="Numbering_20_1">
        <text:list-item>
          <text:p text:style-name="Numbering_20_1">Jedním z následujících způsobů otevřeme dialogové okno Spojnice trendu (obrázek <text:sequence-ref text:reference-format="value" text:ref-name="refFigure42">43</text:sequence-ref>):</text:p>
        </text:list-item>
      </text:list>
      <text:list xml:id="list105160864602107" text:continue-list="list105159814094285" text:style-name="List_20_2">
        <text:list-item>
          <text:p text:style-name="List_20_2">V hlavní nabídce zvolíme <text:span text:style-name="Strong_20_Emphasis">Vložit &gt; Spojnice trendu</text:span>.</text:p>
        </text:list-item>
        <text:list-item>
          <text:p text:style-name="List_20_2">Klepneme pravým tlačítkem myši na datovou řadu a z místní nabídky zvolíme <text:span text:style-name="Strong_20_Emphasis">Vložit spojnici trendu</text:span>.</text:p>
        </text:list-item>
      </text:list>
      <text:list xml:id="list105160471064605" text:continue-list="list105160962225973"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82" text:outline-level="3"><text:bookmark-start text:name="__RefHeading___Toc747675_690378497"/><text:alphabetical-index-mark text:string-value="výběr typu regrese" text:key1="grafy" text:key2="spojnice trendu"/>Regresní typy<text:bookmark-end text:name="__RefHeading___Toc747675_690378497"/></text:h>
      <text:p text:style-name="P11">Ve výchozím nastavení se x používá pro vodorovné hodnoty a f(x) pro svislé hodnoty. V dialogovém okně Spojnice trendu změníme názvy v polích <text:span text:style-name="Emphasis">Název proměnné X</text:span> a <text:span text:style-name="Emphasis">Název proměnné Y</text:span>.</text:p>
      <text:p text:style-name="P49"><text:bookmark text:name="par_id180820161604098009"/>Lineární spojnice trendu</text:p>
      <text:p text:style-name="P59">Regrese pomocí rovnice y = a ∙ x+b. Absolutní člen b může být vynucen a uvažovány jsou pouze kladné hodnoty x.</text:p>
      <text:p text:style-name="P49"><text:bookmark text:name="par_id180820161612524298"/>Polynomická spojnice trendu</text:p>
      <text:p text:style-name="P59">Regrese pomocí rovnice y = Σi (ai ∙ xi). Absolutní člen může být vynucen. Stupeň polynomu musí být uveden (nejméně 2).</text:p>
      <text:p text:style-name="P49"><text:bookmark text:name="par_id180820161612525364"/>Logaritmická spojnice trendu</text:p>
      <text:p text:style-name="P59">Regrese pomocí rovnice y = a ∙ ln(x) + b. Používají se pouze kladné hodnoty x.</text:p>
      <text:p text:style-name="P49"><text:bookmark text:name="par_id180820161612526680"/>Exponenciální spojnice trendu</text:p>
      <text:p text:style-name="P59">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49"><text:bookmark text:name="par_id180820161612527230"/>Mocninná spojnice trendu</text:p>
      <text:p text:style-name="P59">Regrese pomocí rovnice y = b ∙ xa. Uvažují se pouze kladné hodnoty y, s výjimkou případů, kdy jsou všechny hodnoty y záporné. V takovém případě je použita rovnice y = -b ∙ xa.</text:p>
      <text:p text:style-name="P49"><text:bookmark text:name="par_id180820161617342768"/>Klouzavý průměr spojnice trendu</text:p>
      <text:p text:style-name="P59">Jednoduchý klouzavý průměr pro n předchozích hodnot y, kde n je období. Pro tuto spojnici trendu není k dispozici žádná rovnic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Obrázek <text:sequence text:ref-name="refFigure42" text:name="Figure" text:formula="ooow:Figure+1" style:num-format="1">43</text:sequence>: Dialogové okno Spojnice trendu – stránka Typ</text:p></draw:text-box></draw:frame></text:p>
      <text:h text:style-name="Heading_20_3" text:outline-level="3"><text:bookmark-start text:name="__RefHeading___Toc18967_536864046"/><text:alphabetical-index-mark text:string-value="vybrané možnosti" text:key1="grafy" text:key2="spojnice trendu"/>Možnosti spojnic trendu<text:bookmark-end text:name="__RefHeading___Toc18967_536864046"/></text:h>
      <text:p text:style-name="Definition_20_Term">Název spojnice trendu</text:p>
      <text:p text:style-name="Text_20_body_20_indent">Určuje název, který se použije pro označení rovnice v legendě, viz obrázek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Obrázek <text:sequence text:ref-name="refFigure43" text:name="Figure" text:formula="ooow:Figure+1" style:num-format="1">44</text:sequence>: Spojnice trendu zobrazující různé rovnice</text:p></draw:text-box></draw:frame></text:p>
      <text:p text:style-name="Definition_20_Term">Extrapolovat dopředu / zpět</text:p>
      <text:p text:style-name="Text_20_body_20_indent">Určuje počet jednotek, o které by měla být spojnice trendu prodloužena dopředu nebo zpět. Toto funguje pouze pro grafy, které mají podél osy X číselné hodnoty nikoliv kategorie.</text:p>
      <text:p text:style-name="Definition_20_Term"><text:soft-page-break/>Vynutit absolutní člen</text:p>
      <text:p text:style-name="Text_20_body_20_indent">Přinutí čáru projít osou Y při zadané hodnotě.</text:p>
      <text:p text:style-name="Definition_20_Term">Zobrazit rovnici</text:p>
      <text:p text:style-name="Text_20_body_20_indent">Zobrazí rovnici v grafu, jak je znázorněno na obrázku <text:sequence-ref text:reference-format="value" text:ref-name="refFigure43">44</text:sequence-ref>.</text:p>
      <text:p text:style-name="Definition_20_Term">Zobrazit koeficient determinace (R2)</text:p>
      <text:p text:style-name="Text_20_body_20_indent">Zobrazuje koeficient determinace v grafu. Na obrázku <text:sequence-ref text:reference-format="value" text:ref-name="refFigure43">44</text:sequence-ref> je toto znázorněno polynomickou rovnicí.</text:p>
      <text:p text:style-name="Definition_20_Term">Názvy proměnné X a Y</text:p>
      <text:p text:style-name="P61">Umožňuje změnit názvy proměnných X nebo Y pro zobrazení rovnice v grafu. Možnost <text:span text:style-name="Strong_20_Emphasis">Zobrazit rovnici</text:span> musí být zaškrtnuta, aby byla tato možnost aktivní.</text:p>
      <text:p text:style-name="Text_20_body">Výběrem spojnice trendu zobrazíme informace o této spojnici ve stavovém řádku, jak je znázorněno na obrázku <text:sequence-ref text:reference-format="value" text:ref-name="refFigure44">45</text:sequence-ref>. Stavový řádek je obvykle umístěn ve spodní části sešitu.</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Obrázek <text:sequence text:ref-name="refFigure44" text:name="Figure" text:formula="ooow:Figure+1" style:num-format="1">45</text:sequence>: Informace o rovnici zobrazené ve stavovém řádku</text:p></draw:text-box></draw:frame></text:p>
      <text:h text:style-name="Heading_20_3" text:outline-level="3"><text:bookmark-start text:name="__RefHeading___Toc21838_331351213"/><text:alphabetical-index-mark text:string-value="formátování" text:key1="grafy" text:key2="spojnice trendu"/>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obrázek <text:sequence-ref text:reference-format="value" text:ref-name="refFigure45">46</text:sequence-ref>). Jednotlivé možnosti jsou snadno pochopitelné nebo prozkoumatelné.</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Obrázek <text:sequence text:ref-name="refFigure45" text:name="Figure" text:formula="ooow:Figure+1" style:num-format="1">46</text:sequence>: Dialogové okno Spojnice trendu – karta Čára</text:p></draw:text-box></draw:frame></text:p>
      <text:h text:style-name="Heading_20_3" text:outline-level="3"><text:bookmark-start text:name="__RefHeading___Toc18969_536864046"/><text:alphabetical-index-mark text:string-value="formátování rovnic" text:key1="grafy" text:key2="spojnice trendu"/>Formátování rovnice spojnice trendu<text:bookmark-end text:name="__RefHeading___Toc18969_536864046"/></text:h>
      <text:p text:style-name="Text_20_body">Rovnici v grafu zobrazíme pomocí výběru možnosti <text:span text:style-name="Strong_20_Emphasis">Zobrazit rovnici</text:span> v dialogovém okně Spojnice trendu (obrázek <text:sequence-ref text:reference-format="value" text:ref-name="refFigure42">43</text:sequence-ref>). Možnosti rovnice spojnice trendu umožňují formátování okraje kolem rovnice, vyplnění oblasti, průhlednost, písmo a zarovnání. Lze také určit styl číslování – to může být docela užitečné pro určení počtu desetinných míst.</text:p>
      <text:p text:style-name="P15">Formátování rovnic spojnic trendu:</text:p>
      <text:list xml:id="list105161518479823" text:continue-list="list105160471064605" text:style-name="Numbering_20_1">
        <text:list-item text:start-value="1">
          <text:p text:style-name="Numbering_20_1">Dvojitým kliknutím vybereme graf a přejdeme do režimu úprav. Kolem grafu by se nyní měl objevit šedý rámeček.</text:p>
        </text:list-item>
        <text:list-item>
          <text:p text:style-name="P103"><text:soft-page-break/>Dialogové okno Rovnice otevřeme jedním z následujících způsobů:</text:p>
        </text:list-item>
      </text:list>
      <text:list xml:id="list105160846920028" text:continue-list="list105160864602107" text:style-name="List_20_2">
        <text:list-item>
          <text:p text:style-name="P95">Pomocí rozevíracího seznamu <text:span text:style-name="Strong_20_Emphasis">Zvolte prvek grafu</text:span> vybereme rovnici a následně klepneme na ikonu <text:span text:style-name="Strong_20_Emphasis">Formát výběru</text:span><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 kterou najdeme hned vedle rozevíracího seznamu na nástrojové liště Formátování.</text:p>
        </text:list-item>
        <text:list-item>
          <text:p text:style-name="List_20_2">Klepneme jednou na rovnici a pak klepneme na ikonu <text:span text:style-name="Strong_20_Emphasis">Formát výběru</text:span><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 na nástrojové liště Formátování.</text:p>
        </text:list-item>
        <text:list-item>
          <text:p text:style-name="List_20_2">Klepneme pravým tlačítkem myši na rovnici a z místní nabídky zvolíme <text:span text:style-name="Strong_20_Emphasis">Formát rovnice spojnice trendu</text:span>.</text:p>
        </text:list-item>
      </text:list>
      <text:list xml:id="list105161156600848" text:continue-list="list105161518479823"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spojnice trendu"/>Mazání spojnic trendu<text:bookmark-end text:name="__RefHeading___Toc21840_331351213"/></text:h>
      <text:list xml:id="list105161654394790" text:continue-list="list10516115660084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 text:key2="spojnice trendu"/>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6">47</text:sequence-ref>. Mohou být vytvořeny pouze pro 2D grafy a nemohou být vytvořeny pro grafy koláčové, síťové nebo burzovní.</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Obrázek <text:sequence text:ref-name="refFigure46" text:name="Figure" text:formula="ooow:Figure+1" style:num-format="1">47</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05160022578878" text:continue-list="list10516169042913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text:soft-page-break/>Pro jednu datovou řadu:</text:p>
      <text:list xml:id="list105160520689537" text:continue-list="list1051600225788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1746523024" text:continue-list="list105160973414091"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05161123022827" text:continue-list="list105160520689537" text:style-name="Numbering_20_1">
        <text:list-item>
          <text:p text:style-name="Numbering_20_1">Přímku střední hodnoty přidáme jedním z následujících způsobů:</text:p>
        </text:list-item>
      </text:list>
      <text:list xml:id="list105159924609510" text:continue-list="list105161746523024"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05161560940840" text:continue-list="list105159705182390"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5">46</text:sequence-ref>):</text:p>
        </text:list-item>
      </text:list>
      <text:list xml:id="list105160556608935" text:continue-list="list10515992460951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Vybereme odpovídající přímky střední hodnoty z rozevíracího seznamu <text:span text:style-name="Emphasis">Zvolte prvek grafu</text:span> na nástrojové liště Formátování, potom klepneme na ikonu <text:span text:style-name="Strong_20_Emphasis">Formát výběru</text:span><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list xml:id="list105160673839826" text:continue-list="list10516156094084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Vybereme přímku střední hodnoty a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grafu"/>Chybové úsečky<text:bookmark-end text:name="__RefHeading__23333_284948500"/></text:h>
      <text:p text:style-name="Text_20_body">Chybové úsečky, znázorněné na obrázku <text:sequence-ref text:reference-format="value" text:ref-name="refFigure47">48</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Obrázek <text:sequence text:ref-name="refFigure47" text:name="Figure" text:formula="ooow:Figure+1" style:num-format="1">48</text:sequence>: Chybové úsečky rozptylu (Kanoe), směrodatné odchylky (Čluny) a standardní chyby (Motorové) </text:p></draw:text-box></draw:frame></text:p>
      <text:h text:style-name="Heading_20_2" text:outline-level="2"><text:bookmark-start text:name="__RefHeading___Toc21848_331351213"/><text:alphabetical-index-mark text:string-value="vkládání" text:key1="grafy" text:key2="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05161441062133" text:continue-list="list10516070831909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Obrázek <text:sequence text:ref-name="refFigure48" text:name="Figure" text:formula="ooow:Figure+1" style:num-format="1">49</text:sequence>: Dialogové okno Chybové úsečky – karta Chybové úsečky</text:p></draw:text-box></draw:frame></text:p>
      <text:list xml:id="list105161233605916" text:continue-numbering="true" text:style-name="Numbering_20_1">
        <text:list-item>
          <text:p text:style-name="Numbering_20_1">Vybereme požadované možnosti nastavení. Další informace o možnostech nastavení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p text:style-name="Text_20_body">Pokud chceme přidat chybové úsečky pro jednu datovou řadu, postupujeme následovně:</text:p>
      <text:list xml:id="list105161253175181" text:continue-list="list105161233605916"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05161225045674" text:continue-list="list105161253175181" text:style-name="Numbering_20_1">
        <text:list-item>
          <text:p text:style-name="Numbering_20_1"><text:soft-page-break/>Jedním z následujících způsobů otevřeme dialogové okno Chybové úsečky (obrázek <text:sequence-ref text:reference-format="value" text:ref-name="refFigure48">49</text:sequence-ref>):</text:p>
        </text:list-item>
      </text:list>
      <text:list xml:id="list105160428270001" text:continue-list="list10516072235566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05160150222064" text:continue-list="list105161225045674"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text:alphabetical-index-mark text:string-value="vybrané možnosti" text:key1="grafy" text:key2="chybové úsečky"/>Možnosti dialogového okna Chybové úsečky<text:bookmark-end text:name="__RefHeading___Toc21850_331351213"/></text:h>
      <text:p text:style-name="Text_20_body">V části <text:span text:style-name="Emphasis">Chybová kategorie</text:span> můžeme vybrat pouze jednu z následujících možností.</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zadáme v části <text:span text:style-name="Emphasis">Parametry</text:span>.</text:p>
      <text:p text:style-name="P57">Rozevírací seznam obsahuje čtyři míry chybové hodnoty:</text:p>
      <text:list xml:id="list105161495079397" text:continue-list="list105160428270001" text:style-name="List_20_2">
        <text:list-item>
          <text:p text:style-name="P96"><text:span text:style-name="Strong_20_Emphasis">Standardní chyba</text:span></text:p>
        </text:list-item>
        <text:list-item>
          <text:p text:style-name="P96"><text:span text:style-name="Strong_20_Emphasis">Rozptyl</text:span></text:p>
        </text:list-item>
        <text:list-item>
          <text:p text:style-name="P96"><text:span text:style-name="Strong_20_Emphasis">Směrodatná odchylka</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h text:style-name="P81" text:outline-level="2"><text:bookmark-start text:name="__RefHeading___Toc21852_331351213"/><text:alphabetical-index-mark text:string-value="úprava" text:key1="grafy" text:key2="chybové úsečky"/>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8">49</text:sequence-ref>). <text:s/>Dialogové okno Chybové úsečky otevřeme jedním z následujících způsobů:</text:p>
      <text:list xml:id="list105161272794306" text:continue-list="list105160150222064"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05159983744302" text:continue-list="list105161495079397"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05160369204825" text:continue-list="list105161272794306"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p text:style-name="Text_20_body">Na kartě <text:span text:style-name="Emphasis">Čára</text:span> v dialogovém okně Chybové úsečky upravíme v případě potřeby vzhled chybových úseček.</text:p>
      <text:h text:style-name="Heading_20_2" text:outline-level="2"><text:bookmark-start text:name="__RefHeading___Toc21854_331351213"/><text:soft-page-break/><text:alphabetical-index-mark text:string-value="odstranění" text:key1="grafy" text:key2="chybové úsečky"/>Odstranění chybových úseček<text:bookmark-end text:name="__RefHeading___Toc21854_331351213"/></text:h>
      <text:p text:style-name="Text_20_Body_20_List_20_Intro">Pokud chceme odstranit chybové úsečky pro všechny datové řady, postupujeme následovně:</text:p>
      <text:list xml:id="list105160730689240" text:continue-list="list105160369204825"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 Pokud není vybrána žádná datová řada, obsahuje dialogové okno v části <text:span text:style-name="Strong_20_Emphasis">Chybová kategorie</text:span> volbu <text:span text:style-name="Emphasis">Žádný</text:span>.</text:p>
        </text:list-item>
        <text:list-item>
          <text:p text:style-name="Numbering_20_1">Vybereme <text:span text:style-name="Strong_20_Emphasis">Žádný</text:span>.</text:p>
        </text:list-item>
        <text:list-item>
          <text:p text:style-name="Numbering_20_1">Klepnutím na tlačítko <text:span text:style-name="Strong_20_Emphasis">OK</text:span> zavřeme dialogové okno a odstraníme chybové úsečky. Pokud chceme režim úprav opustit, klepneme mimo graf.</text:p>
        </text:list-item>
      </text:list>
      <text:p text:style-name="Text_20_body">Pokud chceme odstranit chybové úsečky pro jednu datovou řadu, postupujeme podle stejných kroků jako výše, ale místo kroků 2 a 3 klepneme pravým tlačítkem myši na datovou řadu a z místní nabídky zvolíme <text:span text:style-name="Strong_20_Emphasis">Smazat chybové úsečky X</text:span> nebo <text:span text:style-name="Strong_20_Emphasis">Smazat chybové úsečky Y</text:span>.</text:p>
      <text:h text:style-name="Heading_20_1" text:outline-level="1"><text:bookmark-start text:name="__RefHeading___Toc12334_3286614320"/><text:alphabetical-index-mark text:string-value="přidávání" text:key1="grafy" text:key2="kresb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ba a kreslení tvarů najdeme v kapitole 5, Používání grafiky v aplikaci Calc a také v příručce <text:span text:style-name="Emphasis">Průvodce programem Draw</text:span>.</text:p>
      <text:p text:style-name="Text_20_body"><text:alphabetical-index-mark text:string-value="Použití kresby v grafech" text:key1="nástrojové lišty"/><text:alphabetical-index-mark text:string-value="použití nástrojové lišty Kresba" text:key1="grafy" text:key2="kresby"/>Nástrojová lišta Kresba se zobrazí, pokud je graf v režimu úprav (dvojitým klepnutím na něj).</text:p>
      <text:list xml:id="list105161358202556" text:continue-list="list105159600858817"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Čáry od ruky</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Hvězdy a cedule</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Vložit obdélník</text:p></table:table-cell><table:table-cell table:style-name="Table33.A2" office:value-type="string"><text:p text:style-name="P31">9. Základní tvary</text:p></table:table-cell><table:table-cell table:style-name="Table33.C2" office:value-type="string"><text:p text:style-name="P31">14. Vývojový diagram</text:p></table:table-cell></table:table-row><table:table-row table:style-name="Table33.6"><table:table-cell table:style-name="Table33.A2" office:value-type="string"><text:p text:style-name="P31">5. Vložit elipsu</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Obrázek <text:sequence text:ref-name="refFigure49" text:name="Figure" text:formula="ooow:Figure+1" style:num-format="1">50</text:sequence>: Nástrojová lišta Kresba, pokud je graf v režimu úprav (pomocí dvojitého klepnutí na graf).</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text:soft-page-break/>Vložit čáru</text:p>
      <text:p text:style-name="P65">Nakreslí rovnou čáru ve směru, kterým táhneme.</text:p>
      <text:list xml:id="list105160959496894" text:continue-list="list105161029845469"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Pokud je text příliš nízko, stiskneme klávesu Enter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49">50</text:sequence-ref> vytvoří výběr 8 výchozí bublinu, zatímco volba 13 otevře paletu nástrojů stylů bubliny.</text:p>
      <text:p text:style-name="Text_20_body">Kliknutím na šipku dolů umístěnou vedle ikony 9 (šestá možnost zprava) na obrázku <text:sequence-ref text:reference-format="value" text:ref-name="refFigure49">50</text:sequence-ref><text:s/> otevřeme palety nástrojů zobrazené na obrázku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Obrázek <text:sequence text:ref-name="refFigure50" text:name="Figure" text:formula="ooow:Figure+1" style:num-format="1">51</text:sequence>: Palety nástrojů, které lze otevřít z nástrojové lišty Kresba.</text:p></draw:text-box></draw:frame></text:p>
      <text:h text:style-name="Heading_20_1" text:outline-level="1"><text:bookmark-start text:name="__RefHeading__23357_284948500"/><text:soft-page-break/><text:alphabetical-index-mark text:string-value="změna velikost, přesun a umístění" text:key1="grafy"/>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Interaktivní změna velikosti grafu:</text:p>
      <text:list xml:id="list105161406122346" text:continue-list="list105160730689240"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05160181898677" text:continue-list="list105161406122346" text:style-name="Numbering_20_1">
        <text:list-item text:start-value="1">
          <text:p text:style-name="Numbering_20_1">Klepneme jednou na graf a vybereme jej. Kolem grafu se zobrazí čtvercové úchyty výběru.</text:p>
        </text:list-item>
        <text:list-item>
          <text:p text:style-name="Numbering_20_1">Stisknutím klávesy <text:span text:style-name="Keystroke">Alt</text:span> + klávesy šipky přesuneme graf o jeden pixel.</text:p>
        </text:list-item>
        <text:list-item>
          <text:p text:style-name="Numbering_20_1">Po dokončení klepneme mimo graf a režim výběru opustíme.</text:p>
        </text:list-item>
      </text:list>
      <text:p text:style-name="Definition_20_Term">Pro větší přesun</text:p>
      <text:list xml:id="list105160382058138" text:continue-list="list105160181898677" text:style-name="Numbering_20_1">
        <text:list-item text:start-value="1">
          <text:p text:style-name="Numbering_20_1">Klepneme jednou na graf a vybereme jej. Kolem grafu se zobrazí čtvercové úchyty výběru.</text:p>
        </text:list-item>
        <text:list-item>
          <text:p text:style-name="P9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Obrázek <text:sequence text:ref-name="refFigure51" text:name="Figure" text:formula="ooow:Figure+1" style:num-format="1">52</text:sequence>: Dialogové okno Umístění a velikost – karta Umístění a velikost</text:p></draw:text-box></draw:frame></text:p>
      <text:p text:style-name="Text_20_body">Dialogové okno Umístění a velikost obsahuje možnosti pro určení polohy grafu na stránce, určení velikost a otočení grafu, naklonění nebo poloměr rohů grafu.</text:p>
      <text:list xml:id="list105161616352347" text:continue-list="list105160959496894" text:style-name="Heading_20_Note">
        <text:list-item>
          <text:p text:style-name="Heading_20_Note">Poznámka</text:p>
        </text:list-item>
      </text:list>
      <text:p text:style-name="Text_20_Note">Dialogové okno Umístění a velikost lze kromě grafů použít také k úpravě a umístění dalších grafických prvků, jako jsou například prvky dostupné na nástrojové liště Kresba.</text:p>
      <text:p text:style-name="Text_20_Body_20_List_20_Intro">Pro změnu velikosti nebo přesun grafu použijeme dialogové okno Umístění a velikost takto:</text:p>
      <text:list xml:id="list105161602288241" text:continue-list="list105160382058138"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a z místní nabídky zvolíme <text:span text:style-name="Strong_20_Emphasis">Umístění a velikost</text:span>. Tím otevřeme dialogové okno Umístění a velikost (obrázek <text:sequence-ref text:reference-format="value" text:ref-name="refFigure51">52</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P102">Po dokončení klepneme mimo graf a režim výběru opustíme.</text:p>
        </text:list-item>
      </text:list>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text:soft-page-break/>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1">52</text:sequence-ref>) jsou tyto:</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05161164363327" text:continue-list="list105159983744302"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05160764118588" text:continue-numbering="true" text:style-name="List_20_2">
        <text:list-item>
          <text:p text:style-name="List_20_2"><text:span text:style-name="Emphasis">Šířka</text:span> – nastaví šířku vybraného objektu.</text:p>
        </text:list-item>
        <text:list-item>
          <text:p text:style-name="List_20_2"><text:span text:style-name="Emphasis">Výška</text:span> – nastaví výšku vybraného objektu.</text:p>
        </text:list-item>
        <text:list-item>
          <text:p text:style-name="List_20_2"><text:span text:style-name="Strong_20_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05160045752605" text:continue-numbering="true" text:style-name="List_20_2">
        <text:list-item>
          <text:p text:style-name="List_20_2"><text:span text:style-name="Strong_20_Emphasis">Umístění</text:span> – zabraňuje neúmyslnému posunutí grafu.</text:p>
        </text:list-item>
        <text:list-item>
          <text:p text:style-name="List_20_2"><text:span text:style-name="Strong_20_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05161218487219" text:continue-numbering="true" text:style-name="List_20_2">
        <text:list-item>
          <text:p text:style-name="List_20_2"><text:span text:style-name="Strong_20_Emphasis">Šířka podle textu</text:span> – rozšiřuje šířku objektu na šířku textu, pokud je objekt menší než text.</text:p>
        </text:list-item>
        <text:list-item>
          <text:p text:style-name="List_20_2"><text:span text:style-name="Strong_20_Emphasis">Výška podle textu</text:span> – zvětšuje výšku objektu na výšku textu, pokud je objekt menší než text.</text:p>
        </text:list-item>
      </text:list>
      <text:h text:style-name="Heading_20_3" text:outline-level="3"><text:bookmark-start text:name="__RefHeading___Toc37367_376987738"/><text:soft-page-break/>Otočení<text:bookmark-end text:name="__RefHeading___Toc37367_376987738"/></text:h>
      <text:p text:style-name="Text_20_Body_20_List_20_Intro">Možnosti karty <text:span text:style-name="Emphasis">Otočení</text:span> (obrázek <text:sequence-ref text:reference-format="value" text:ref-name="refFigure52">53</text:sequence-ref>) jsou následující:</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Obrázek <text:sequence text:ref-name="refFigure52" text:name="Figure" text:formula="ooow:Figure+1" style:num-format="1">53</text:sequence>: Dialogové okno Umístění a velikost – karta Otočení</text:p></draw:text-box></draw:frame>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05160183901013"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05160167916409"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3">54</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51"><text:soft-page-break/>Ovládací body</text:p>
      <text:p text:style-name="P64">Tyto možnosti nejsou pro grafy dostupné.</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Obrázek <text:sequence text:ref-name="refFigure53" text:name="Figure" text:formula="ooow:Figure+1" style:num-format="1">54</text:sequence>: Dialogové okno Umístění a velikost – karta Naklonění a poloměr rohu</text:p></draw:text-box></draw:frame></text:p>
      <text:h text:style-name="Heading_20_1" text:outline-level="1"><text:bookmark-start text:name="__RefHeading___Toc65632_791688821"/><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05161588392463" text:continue-list="list105161659844203" text:style-name="OOoBullets_20_1">
        <text:list-item>
          <text:p text:style-name="P86">Vyjmout a vložit nebo přetáhnout grafy do nových umístění.</text:p>
        </text:list-item>
        <text:list-item>
          <text:p text:style-name="P86">Použijeme dialogové okno Umístění a velikost, které bylo popsáno v předcházející části.</text:p>
        </text:list-item>
        <text:list-item>
          <text:p text:style-name="P86">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změna celkového vzhledu" text:key1="grafy"/>Změna celkového vzhledu grafů<text:bookmark-end text:name="__RefHeading___Toc18975_536864046"/></text:h>
      <text:p text:style-name="Text_20_body"><text:alphabetical-index-mark text:string-value="Vlastnosti objektu kresby" text:key1="nástrojové lišty"/>Pokud je graf vybrán (jedním kliknutím na něj), může být formátován jako objekt. Nástrojová lišta Vlastnosti objektu kresby (obrázek <text:sequence-ref text:reference-format="value" text:ref-name="refFigure54">55</text:sequence-ref>) se obvykle zobrazuje pod Standardní nástrojovou lištou (umístění však závisí na nastavení) a zobrazuje nástroje dostupné pro všechny objekty, včetně grafů.</text:p>
      <text:p text:style-name="P18">Většina možností je zřejmá nebo je lze snadno prozkoumat. Více informací najdeme v kapitole 5, Používání grafiky v aplikaci Calc v této příručce a v příručce Průvodcem aplikací Draw. Zde je několik tipů pro použití těchto nástrojů s grafy.</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Styl / výplň oblasti</text:p></table:table-cell><table:table-cell table:style-name="Table42.C2" office:value-type="string"><text:p text:style-name="Table_20_Contents"/></table:table-cell></table:table-row></table:table><text:p text:style-name="Caption">Obrázek <text:sequence text:ref-name="refFigure54" text:name="Figure" text:formula="ooow:Figure+1" style:num-format="1">55</text:sequence>: Nástrojová lišta Vlastnosti objektu kresby, který se zobrazí po výběru grafu</text:p></draw:text-box></draw:frame></text:p>
      <text:p text:style-name="Definition_20_Term">Ukotvení</text:p>
      <text:p text:style-name="Text_20_body_20_indent">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Definition_20_Term">Zarovnání</text:p>
      <text:p text:style-name="Text_20_body_20_indent">Klepnutím na ikonu otevřeme možnosti pro zarovnání více grafů vodorovně (vlevo, na střed, vpravo) nebo svisle (nahoru, střed nebo dolů). Tato volba je aktivní pouze tehdy, pokud jsou vybrány dva nebo více grafů (nebo jiných objektů).</text:p>
      <text:p text:style-name="Definition_20_Term">Přenést do popředí / O jednu vpřed / O jednu  zpět / Odsunout do pozadí</text:p>
      <text:p text:style-name="Text_20_body_20_indent">Přesouvá grafy nebo jiné objekty před nebo za jiné objekty.</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49">50</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Styl šipky</text:p>
      <text:p text:style-name="Text_20_body_20_indent">Určuje vzhled čar šipek a čar. Nevztahuje se na blokové šipky znázorněné na obrázcích <text:sequence-ref text:reference-format="value" text:ref-name="refFigure49">50</text:sequence-ref><text:s/> a <text:sequence-ref text:reference-format="value" text:ref-name="refFigure50">51</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jednou klepnout na graf, pak stisknout kombinaci kláves <text:span text:style-name="Keystroke">Ctrl + C</text:span> nebo klepneme pravým tlačítkem myši na graf a z místní nabídky zvolíme <text:span text:style-name="Strong_20_Emphasis">Kopírovat</text:span> nebo klepneme na ikonu <text:span text:style-name="Strong_20_Emphasis">Kopírovat</text:span> na Standardní nástrojové liště nebo zvolit <text:span text:style-name="Strong_20_Emphasis">Úpravy &gt; Kopírovat</text:span>. Pokud chceme vložit graf na požadované místo, stiskneme kombinaci kláves <text:span text:style-name="Keystroke">Ctrl + V</text:span> nebo klepneme pravým tlačítkem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5">56</text:sequence-ref><text:s/>ukazuje příklad jednoduché tabulky dat.</text:p>
      <text:list xml:id="list105160716196930" text:continue-list="list105161616352347" text:style-name="Heading_20_Note">
        <text:list-item>
          <text:p text:style-name="Heading_20_Note">Poznámka</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05160815762495" text:continue-list="list105161602288241"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Obrázek <text:sequence text:ref-name="refFigure55" text:name="Figure" text:formula="ooow:Figure+1" style:num-format="1">56</text:sequence>: Tabulka dat při kopírování grafu do jiného dokumentu</text:p></draw:text-box></draw:frame></text:p>
      <text:list xml:id="list105161592202976" text:continue-numbering="true" text:style-name="Numbering_20_1">
        <text:list-item>
          <text:p text:style-name="Numbering_20_1">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je popsáno v části „<text:bookmark-ref text:reference-format="text" text:ref-name="__RefHeading___Toc18949_536864046">Nahrazení dat přetažením</text:bookmark-ref>” na straně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05160083806181" text:continue-list="list105161592202976"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na vybraný graf a z místní nabídky zvolíme <text:span text:style-name="Strong_20_Emphasis">Exportovat jako obrázek</text:span>. Tímto otevřeme dialogové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text:alphabetical-index-mark text:string-value="galerie typů grafů"/>Galerie<text:alphabetical-index-mark text:string-value="typy grafů"/>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7">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Obrázek <text:sequence text:ref-name="refFigure56" text:name="Figure" text:formula="ooow:Figure+1" style:num-format="1">57</text:sequence>: Dialogové okno Typ grafu – Sloupcový</text:p></draw:text-box></draw:frame></text:p>
      <text:p text:style-name="Text_20_body">Sloupcový graf má tři varianty s náhledem pro každou z nich, jak je znázorněno na obrázku <text:sequence-ref text:reference-format="value" text:ref-name="refFigure56">57</text:sequence-ref>. Po klepnutí na náhled se jeho okraje zvýrazní a název se zobrazí níže. 2D varianty jsou:</text:p>
      <text:p text:style-name="Definition_20_Term">Běžný</text:p>
      <text:p text:style-name="Text_20_body_20_indent">Zobrazuje všechny datové hodnoty patřící do dané kategorie vedle sebe. Hlavní důraz je kladen na jednotlivé absolutní hodnoty ve srovnání s každou jinou hodnotou.</text:p>
      <text:p text:style-name="Definition_20_Term">Skládaný</text:p>
      <text:p text:style-name="Text_20_body_20_indent">Zobrazuje datové hodnoty kategorií nad sebou. Hlavním zaměřením je celková hodnota kategorie a individuální přínos každé hodnoty v kategorii.</text:p>
      <text:p text:style-name="Definition_20_Term">Skládaný (procenta)</text:p>
      <text:p text:style-name="Text_20_body_20_indent">Zobrazuje relativní procento každé datové hodnoty s ohledem na součet její kategorie. Hlavní zaměření je relativní příspěvek každé hodnoty k celkovému součtu kategorie. (Na rozdíl od náhledu na obrázku <text:sequence-ref text:reference-format="value" text:ref-name="refFigure56">57</text:sequence-ref> nejsou hodnoty naskládány vedle sebe.)</text:p>
      <text:p text:style-name="Text_20_body">Další možnosti vytváření sloupcových grafů jsou:</text:p>
      <text:p text:style-name="Definition_20_Term">3D vzhled</text:p>
      <text:p text:style-name="Text_20_body_20_indent">Pokud je toto pole zaškrtnuto, budou v rozevíracím seznamu k dispozici dvě možnosti:</text:p>
      <text:list xml:id="list105160523484130" text:continue-list="list105160167916409" text:style-name="List_20_2">
        <text:list-item>
          <text:p text:style-name="List_20_2"><text:span text:style-name="Strong_20_Emphasis">Realistický</text:span> – snaží se dát nejlepší 3D vzhled.</text:p>
        </text:list-item>
        <text:list-item>
          <text:p text:style-name="List_20_2"><text:span text:style-name="Strong_20_Emphasis">Jednoduchý</text:span> – snaží se napodobit zobrazení grafu jiných produktů.</text:p>
        </text:list-item>
      </text:list>
      <text:p text:style-name="P64">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Definition_20_Term">Tvar</text:p>
      <text:p text:style-name="Text_20_body_20_indent">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Dialogové okno Typ grafu pro sloupcový graf je v podstatě stejné jako pro sloupcový graf, jak je popsáno výše.</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soft-page-break/></text:p>
      <text:p text:style-name="Text_20_Body_20_List_20_Intro">Příkladech na obrázku <text:sequence-ref text:reference-format="value" text:ref-name="refFigure57">58</text:sequence-ref><text:s/>:</text:p>
      <text:list xml:id="list105161366668094" text:continue-list="list105161588392463" text:style-name="List_20_1">
        <text:list-item>
          <text:p text:style-name="P88">Pokud chceme vytvořit první graf po použití Průvodce grafem, zvolíme <text:span text:style-name="Strong_20_Emphasis">Vložit &gt; Mřížky</text:span>, odznačíme <text:span text:style-name="Strong_20_Emphasis">osu Y</text:span> a vybereme <text:span text:style-name="Strong_20_Emphasis">Vložit &gt; Přímky střední hodnoty</text:span>. Klepneme pravým tlačítkem na každou přímku střední hodnoty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86">Druhý graf je 3D graf vytvořený s jednoduchým ohraničením a ve tvaru válce. Plocha grafu je otočena (popsáno v části „<text:bookmark-ref text:reference-format="text" text:ref-name="__RefHeading___Toc18963_536864046">Otočení a perspektiva</text:bookmark-ref>" na straně <text:bookmark-ref text:reference-format="page" text:ref-name="__RefHeading___Toc18963_536864046">44</text:bookmark-ref>).</text:p>
        </text:list-item>
        <text:list-item text:style-override="OOoBullets_20_1">
          <text:p text:style-name="P86">Ve třetím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Obrázek <text:sequence text:ref-name="refFigure57" text:name="Figure" text:formula="ooow:Figure+1" style:num-format="1">58</text:sequence>: Příklady řádkových grafů</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Obrázek <text:sequence text:ref-name="refFigure58" text:name="Figure" text:formula="ooow:Figure+1" style:num-format="1">59</text:sequence>: Dialogové okno Typ grafu – Výsečový</text:p></draw:text-box></draw:frame></text:p>
      <text:p text:style-name="P55"><text:soft-page-break/>Varianty výsečového grafu jsou zobrazeny na obrázku <text:sequence-ref text:reference-format="value" text:ref-name="refFigure58">59</text:sequence-ref>:</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V Průvodci grafem si můžeme vybrat variantu rozloženého výsečového grafu, ale tato volba rozloží všechny části (na rozdíl od náhledu zobrazeného na obrázku <text:sequence-ref text:reference-format="value" text:ref-name="refFigure58">59</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Obrázek <text:sequence text:ref-name="refFigure59" text:name="Figure" text:formula="ooow:Figure+1" style:num-format="1">60</text:sequence>: Příklady výsečového grafu</text:p></draw:text-box></draw:frame></text:p>
      <text:p text:style-name="Text_20_Body_20_List_20_Intro">Efekty zobrazené na obrázku <text:sequence-ref text:reference-format="value" text:ref-name="refFigure59">60</text:sequence-ref><text:s/> jsou vysvětleny níže.</text:p>
      <text:p text:style-name="Definition_20_Term">2D výsečový graf s jednou oddělenou výsečí</text:p>
      <text:p text:style-name="Text_20_body_20_indent">Zvolíme <text:span text:style-name="Strong_20_Emphasis">Vložit &gt; Legenda</text:span> a zrušíme označení pole <text:span text:style-name="Strong_20_Emphasis">Zobrazit legendu</text:span>. Zvolíme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59">60</text:sequence-ref><text:s/> zobrazuje jednu část formátovanou pomocí rastru, druhou s kruhovým přechodem, třetí s 50 % průhledností a čtvrtou se vzorem.</text:p>
      <text:p text:style-name="P17"><text:soft-page-break/>Prstencový graf a jeho varianta rozložený prstencový graf, znázorněné na obrázku <text:sequence-ref text:reference-format="value" text:ref-name="refFigure60">61</text:sequence-ref>, se používají pro zobrazení dvou souvisejících informací, například dvouletých finančních údajů. Tato varianta může být pro srovnání číselných údajů zavádějící, protože vnitřní kruhy jsou menší. Pro větší rozmanitost použijeme 3D vzhled.</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Obrázek <text:sequence text:ref-name="refFigure60" text:name="Figure" text:formula="ooow:Figure+1" style:num-format="1">61</text:sequence>: Příklady prstencového grafu</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bjekt OLE</svg:desc></draw:frame>Obrázek <text:sequence text:ref-name="refFigure61" text:name="Figure" text:formula="ooow:Figure+1" style:num-format="1">62</text:sequence>: Dialogové okno Typ grafu – 2D a 3D plošný graf</text:p></draw:text-box></draw:frame></text:p>
      <text:p text:style-name="Text_20_body">Varianty plošných grafů, zobrazené na obrázku <text:sequence-ref text:reference-format="value" text:ref-name="refFigure61">62</text:sequence-ref>, jsou:</text:p>
      <text:p text:style-name="Definition_20_Term">Běžný</text:p>
      <text:p text:style-name="Text_20_body_20_indent">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Obrázek <text:sequence text:ref-name="refFigure62" text:name="Figure" text:formula="ooow:Figure+1" style:num-format="1">63</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2">63</text:sequence-ref>, nejprve nastavíme základní graf pomocí Průvodce grafy. Graf vlevo ukazuje výsledek. Kvůli překrývání dat jsou některá skrytá za první datovou řadou. To pravděpodobně není žádoucí. Další příklady jsou lepším řešením.</text:p>
      <text:p text:style-name="Text_20_Body_20_List_20_Intro">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ální skládaný plošný graf (obrázek <text:sequence-ref text:reference-format="value" text:ref-name="refFigure63">64</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Obrázek <text:sequence text:ref-name="refFigure63" text:name="Figure" text:formula="ooow:Figure+1" style:num-format="1">64</text:sequence>: Skládané grafy a procentuální skladné grafy</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05161859448165" text:continue-list="list105161748328877" text:style-name="Heading_20_Note">
        <text:list-item>
          <text:p text:style-name="Heading_20_Note"><text:soft-page-break/>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4">65</text:sequence-ref>, jsou k dispozici 4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Obrázek <text:sequence text:ref-name="refFigure64" text:name="Figure" text:formula="ooow:Figure+1" style:num-format="1">65</text:sequence>: Dialogové okno Typ grafu – Čárový</text:p></draw:text-box></draw:frame></text:p>
      <text:p text:style-name="Text_20_body">Pokud je vybrána volba <text:span text:style-name="Strong_20_Emphasis">Skládaná řada</text:span>, zobrazují se kumulativní hodnoty Y nad sebou. Možnosti jsou:</text:p>
      <text:list xml:id="list105160204717188" text:continue-list="list105161366668094" text:style-name="OOoBullets_20_1">
        <text:list-item>
          <text:p text:style-name="P86"><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List_20_1"><text:span text:style-name="Strong_20_Emphasis">Procento</text:span> – upraví hodnoty Y v měřítku podle procentuálního zastoupení ze součtu kategorie.</text:p>
        </text:list-item>
      </text:list>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zené</text:p>
      <text:p text:style-name="Text_20_body_20_indent">Spojuje body křivkami namísto čarami. Pokud je tato možnost vybrána, klepnutím na tlačítko <text:span text:style-name="Strong_20_Emphasis">Vlastnosti</text:span> otevřeme dialogové okno Vyhlazené spojnice (obrázek <text:sequence-ref text:reference-format="value" text:ref-name="refFigure65">66</text:sequence-ref>) a dále určíme křivky.</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Obrázek <text:sequence text:ref-name="refFigure65" text:name="Figure" text:formula="ooow:Figure+1" style:num-format="1">66</text:sequence>: Dialogové okno Vyhlazené spojnice</text:p></draw:text-box></draw:frame></text:p>
      <text:p text:style-name="Text_20_body_20_indent">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Definition_20_Term">Stupňové</text:p>
      <text:p text:style-name="Text_20_body_20_indent">Spojuje body pouze vodorovnými nebo svislými čarami. Klepnutím na tlačítko <text:span text:style-name="Strong_20_Emphasis">Vlastnosti</text:span> dále specifikujeme formát čar (obrázek <text:sequence-ref text:reference-format="value" text:ref-name="refFigure66">67</text:sequence-ref>). Možnosti jsou samovysvětlující.</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Obrázek <text:sequence text:ref-name="refFigure66" text:name="Figure" text:formula="ooow:Figure+1" style:num-format="1">67</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7">68</text:sequence-ref><text:s/> ukazuje několik příkladů čárových grafů.</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Obrázek <text:sequence text:ref-name="refFigure67" text:name="Figure" text:formula="ooow:Figure+1" style:num-format="1">68</text:sequence>: Příklady čárových grafů</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05200188451350" text:continue-list="list10516135820255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05200288556886" text:continue-numbering="true" text:style-name="Heading_20_Tip">
        <text:list-item>
          <text:p text:style-name="Heading_20_Tip">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Obrázek <text:sequence text:ref-name="refFigure68" text:name="Figure" text:formula="ooow:Figure+1" style:num-format="1">69</text:sequence>: Dialogové okno Typ grafu – XY (bodový)</text:p></draw:text-box></draw:frame></text:p>
      <text:p text:style-name="Text_20_body">Jak je znázorněno na obrázku <text:sequence-ref text:reference-format="value" text:ref-name="refFigure68">69</text:sequence-ref>, když je jako typ grafu vybrán <text:span text:style-name="Strong_20_Emphasis">XY (bodový)</text:span>,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28</text:bookmark-ref>.</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text:soft-page-break/>Body a čáry</text:p>
      <text:p text:style-name="Text_20_body_20_indent">Zobrazuje body i čáry.</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20">Mohou se objevit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yp čáry – Přímé</text:p>
      <text:p text:style-name="P62">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05201117720428" text:continue-list="list105160523484130"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62">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05201741934506" text:continue-list="list105160204717188"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28</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1</text:bookmark-ref><text:s/>.</text:p>
        </text:list-item>
        <text:list-item>
          <text:p text:style-name="List_20_1"><text:span text:style-name="Strong_20_Emphasis">Přímky střední hodnoty</text:span> a <text:span text:style-name="Strong_20_Emphasis">Spojnice trendu</text:span> – povoluje zobrazení přímek střední hodnoty nebo spojnic trendu pomocí příkazů v nabídce Vložit. Více informací najdeme v části „<text:bookmark-ref text:reference-format="text" text:ref-name="__RefHeading__23329_284948500">Spojnice trendu a přímky střední hodnoty</text:bookmark-ref>" na straně <text:bookmark-ref text:reference-format="page" text:ref-name="__RefHeading__23329_284948500">46</text:bookmark-ref><text:s/>.</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21">Bodové grafy mohou překvapit ty, kteří je neznají, tím, jak pracují. To je vidět na příkladech s použitím následujících dat, která mají uspořádané datové řady v řádcích:</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Obrázek <text:sequence text:ref-name="refFigure69" text:name="Figure" text:formula="ooow:Figure+1" style:num-format="1">70</text:sequence>: Příklady grafu XY (bodový)</text:p></draw:text-box></draw:frame></text:p>
      <text:p text:style-name="Text_20_body">Oblast dat pro graf vlevo na obrázku <text:sequence-ref text:reference-format="value" text:ref-name="refFigure69">70</text:sequence-ref><text:s/> zahrnuje buňky obsahující měsíce. <text:s/>Měsíce se však v grafu neobjevují, protože v grafech XY lze použít pouze hodnoty a aplikace Calc je nahrazuje kardinálním číslem.</text:p>
      <text:p text:style-name="Text_20_body">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0">71</text:sequence-ref><text:s/>ukazuje, jak lze nastavit rozsahy dat pro bublinový graf.</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Obrázek <text:sequence text:ref-name="refFigure70" text:name="Figure" text:formula="ooow:Figure+1" style:num-format="1">71</text:sequence>: Záznamy datových řad pro bublinový graf</text:p></draw:text-box></draw:frame></text:p>
      <text:p text:style-name="Text_20_body"><text:soft-page-break/>Graf na obrázku <text:sequence-ref text:reference-format="value" text:ref-name="refFigure71">72</text:sequence-ref><text:s/>je založen na datech zobrazených na obrázku <text:sequence-ref text:reference-format="value" text:ref-name="refFigure70">71</text:sequence-ref>. Pro formátování grafu jsou datové řady nastaveny s průhledností 50 % a s radiálním přechodem. Popisky jsou formátovány jako čísla s umístěním ve středu datových bodů (bublin).</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Obrázek <text:sequence text:ref-name="refFigure71" text:name="Figure" text:formula="ooow:Figure+1" style:num-format="1">72</text:sequence>: Příklad bublinového grafu</text:p></draw:text-box></draw:frame></text:p>
      <text:list xml:id="list105201593248726" text:continue-list="list105161859448165" text:style-name="Heading_20_Note">
        <text:list-item>
          <text:p text:style-name="Heading_20_Note">Poznámka</text:p>
        </text:list-item>
      </text:list>
      <text:p text:style-name="Text_20_Note">Pamatujme si, že bublinové grafy vyžadují numerická data. Pokud datové řady pro osu X obsahují text (nebo data, která nejsou formátována jako čísla), budou pro popisky os použita kardinální čísla.</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2">73</text:sequence-ref><text:s/>zobr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Obrázek <text:sequence text:ref-name="refFigure72" text:name="Figure" text:formula="ooow:Figure+1" style:num-format="1">73</text:sequence>: Příklad jednoduchého paprskového grafu</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Obrázek <text:sequence text:ref-name="refFigure73" text:name="Figure" text:formula="ooow:Figure+1" style:num-format="1">74</text:sequence>: Dialogové okno Typ grafu – Paprskový</text:p></draw:text-box></draw:frame></text:p>
      <text:p text:style-name="Text_20_body">Obrázek <text:sequence-ref text:reference-format="value" text:ref-name="refFigure73">74</text:sequence-ref><text:s/>zobrazuje možnosti pro vytvoření paprskového grafu.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Text_20_Body_20_List_20_Intro">Obrázek <text:sequence-ref text:reference-format="value" text:ref-name="refFigure74">75</text:sequence-ref><text:s/>Ukazuje příklady dvou typů síťových grafů.</text:p>
      <text:list xml:id="list105200690196911" text:continue-list="list105201741934506" text:style-name="OOoBullets_20_1">
        <text:list-item>
          <text:p text:style-name="P86">Příklad vlevo je síťový graf s výplní. Barva jedné z datových řad je z 50 % průhledná. Částečná průhlednost je často nejlepší pro zobrazení všech řad.</text:p>
        </text:list-item>
        <text:list-item>
          <text:p text:style-name="P86">Příklad vpravo je síťový graf s čarami a body. Ikony datových bodů jsou převzaty z Galerie a mají 3D vzhled.</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Obrázek <text:sequence text:ref-name="refFigure74" text:name="Figure" text:formula="ooow:Figure+1" style:num-format="1">75</text:sequence>: Síťový graf s výplní a síťový graf s ikonami datových bodů ve 3D.</text:p></draw:text-box></draw:frame></text:p>
      <text:h text:style-name="Heading_20_2" text:outline-level="2"><text:bookmark-start text:name="__RefHeading__23377_284948500"/><text:alphabetical-index-mark text:string-value="burzovní grafy"/><text:alphabetical-index-mark text:string-value="burzovní" text:key1="grafy" text:key2="Galerie"/>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Při nastavování burzovního grafu v Průvodci grafem by měla být data uspořádána tak, jak je zobrazeno na obrázku <text:sequence-ref text:reference-format="value" text:ref-name="refFigure75">76</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Obrázek <text:sequence text:ref-name="refFigure75" text:name="Figure" text:formula="ooow:Figure+1" style:num-format="1">76</text:sequence>: Příklad uspořádání dat pro burzovní grafy</text:p></draw:text-box></draw:frame></text:p>
      <text:p text:style-name="Text_20_body"><text:soft-page-break/>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Sloupce obsahující objemy transakcí jsou druhým způsobem, který se používá k uspořádání datových řad. Toto je známý způsob používaný i v jiných typech grafů.</text:p>
      <text:p text:style-name="Text_20_body">Obrázek <text:sequence-ref text:reference-format="value" text:ref-name="refFigure75">76</text:sequence-ref><text:s/> tedy zobrazuje data pro čtyři série dat: 1) údaje o cenách Kabát, které obsahují sloupce pro otevírací, nízké, vysoké a zavírací ceny, 2) údaje o cenách Sarkafarka, které obsahují sloupce pro otevírací, nízké, vysoké a zavírací ceny, 3) jeden sloupec obsahující údaje o objemu transakce Kabát a 4) jeden sloupec obsahující údaje o objemu transakce Sarkafarka.</text:p>
      <text:h text:style-name="Heading_20_3" text:outline-level="3"><text:bookmark-start text:name="__RefHeading__58038_537822668"/>Varianty burzovního grafu<text:bookmark-end text:name="__RefHeading__58038_537822668"/></text:h>
      <text:p text:style-name="P55">Průvodce grafem nabízí čtyři varianty burzovních grafů, jak je znázorněno na obrázku <text:sequence-ref text:reference-format="value" text:ref-name="refFigure76">77</text:sequence-ref>. Některé z nich nevyužívají všechny sloupce dat.</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Obrázek <text:sequence text:ref-name="refFigure76" text:name="Figure" text:formula="ooow:Figure+1" style:num-format="1">77</text:sequence>: Dialogové okno Typ grafu – Burzovní</text:p></draw:text-box></draw:frame></text:p>
      <text:p text:style-name="Text_20_body">Tabulka údajů na obrázku <text:sequence-ref text:reference-format="value" text:ref-name="refFigure75">76</text:sequence-ref><text:s/> je použita pro ilustraci jednotlivých variant:</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Když je také zahrnut sloupec se zavíracími hodnotami (obrázek <text:sequence-ref text:reference-format="value" text:ref-name="refFigure77">78</text:sequence-ref>), je zobrazena dodatečná vodorovná značka za zavírací cenu.</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Obrázek <text:sequence text:ref-name="refFigure77" text:name="Figure" text:formula="ooow:Figure+1" style:num-format="1">78</text:sequence>: Burzovní graf varianta 1 zobrazující nízké, vysoké a zavírací ceny</text:p></draw:text-box></draw:frame></text:p>
      <text:p text:style-name="Definition_20_Term"><text:soft-page-break/>Burzovní graf 2</text:p>
      <text:p text:style-name="Text_20_body_20_indent">Na základě otevíracích, nízkých, vysokých a zavíracích sloupců vytváří tato varianta tradiční graf ve tvaru svícnu (obrázek <text:sequence-ref text:reference-format="value" text:ref-name="refFigure78">79</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Obrázek <text:sequence text:ref-name="refFigure78" text:name="Figure" text:formula="ooow:Figure+1" style:num-format="1">79</text:sequence>: Burzovní graf varianta 2 zobrazující nízké a vysoké ceny a rozmezí mezi otevíracími a zavíracími cenami</text:p></draw:text-box></draw:frame></text:p>
      <text:p text:style-name="Definition_20_Term">Burzovní graf 3</text:p>
      <text:p text:style-name="Text_20_body_20_indent">Pomocí sloupců nízké, vysoké a zavírací vykreslí graf podobný burzovnímu grafu 1, ale přidá další sloupce s objemem transakce. Jak je znázorněno na obrázku <text:sequence-ref text:reference-format="value" text:ref-name="refFigure79">80</text:sequence-ref> umožňuje vedlejší osa Y zobrazení objemu transakcí a ceny na svislých osách.</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Obrázek <text:sequence text:ref-name="refFigure79" text:name="Figure" text:formula="ooow:Figure+1" style:num-format="1">80</text:sequence>: Burzovní graf varianta 3 zobrazuje nízké, vysoké a zavírací ceny a také objemy transakcí</text:p></draw:text-box></draw:frame></text:p>
      <text:list xml:id="list105201046991261" text:continue-list="list105201593248726" text:style-name="Heading_20_Note">
        <text:list-item>
          <text:p text:style-name="Heading_20_Note"><text:soft-page-break/>Poznámka</text:p>
        </text:list-item>
      </text:list>
      <text:p text:style-name="Text_20_Note">Varianty 3 a 4 automaticky zarovnávají data k vedlejší ose Y. Další informace o vedlejší ose Y najdeme v části „<text:bookmark-ref text:reference-format="text" text:ref-name="__RefHeading___Toc18697_2948163738">Zarovnání dat k vedlejší ose Y</text:bookmark-ref>" na straně <text:bookmark-ref text:reference-format="page" text:ref-name="__RefHeading___Toc18697_2948163738">26</text:bookmark-ref>.</text:p>
      <text:p text:style-name="Definition_20_Term">Burzovní graf 4</text:p>
      <text:p text:style-name="Text_20_body_20_indent">Na základě všech pěti sloupců dat (objem, otevírací cena, nízká cena, vysoká cena a zavírací cena) kombinuje tato varianta burzovní graf 2 se sloupcovým grafem pro objem transakcí (obrázek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Obrázek <text:sequence text:ref-name="refFigure80" text:name="Figure" text:formula="ooow:Figure+1" style:num-format="1">81</text:sequence>: Burzovní graf varianta 4 zobrazující otevírací, nízké, vysoké a zavírací ceny a také objemy transakcí.</text:p></draw:text-box></draw:frame></text:p>
      <text:h text:style-name="Heading_20_2" text:outline-level="2"><text:bookmark-start text:name="__RefHeading__23379_284948500"/><text:alphabetical-index-mark text:string-value="sloupcový graf s čarami"/><text:alphabetical-index-mark text:string-value="sloupcový s čarami" text:key1="grafy" text:key2="Galerie"/><text:alphabetical-index-mark text:string-value="otočení" text:key1="grafy" text:key2="Galerie"/>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V dialogovém okně Typ grafu určíme, zda budou v grafu 1 nebo 2 čáry.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1">82</text:sequence-ref>, jsou sloupce nakresleny vedle sebe, aby bylo možné snadno porovnat jejich hodnoty.</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Obrázek <text:sequence text:ref-name="refFigure81" text:name="Figure" text:formula="ooow:Figure+1" style:num-format="1">82</text:sequence>: Sloupcový graf s čarami s vedlejší osou Y</text:p></draw:text-box></draw:frame></text:p>
      <text:p text:style-name="Definition_20_Term">Skládané sloupce a čáry</text:p>
      <text:p text:style-name="Text_20_body_20_indent">Sloupce jsou naskládány nad sebou, takže výška sloupce zobrazuje součet datových hodnot.</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Obrázek <text:sequence text:ref-name="refFigure82" text:name="Figure" text:formula="ooow:Figure+1" style:num-format="1">83</text:sequence>: Sloupcový graf s čarami se skládanými sloupci</text:p></draw:text-box></draw:frame></text:p>
      <text:p text:style-name="Text_20_body">Grafy na obrázcích <text:sequence-ref text:reference-format="value" text:ref-name="refFigure81">82</text:sequence-ref><text:s/> a <text:sequence-ref text:reference-format="value" text:ref-name="refFigure82">83</text:sequence-ref><text:s/> 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Čára nastavíme požadovanou barvu a velikost čáry.</text:p>
      <text:p text:style-name="Text_20_body">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jiných typů grafů popsaných v této kapitole, ale mají také další vlastnosti, které jsou popsány v kapitole 8, Použití kontingenčních tabule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